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1665in"/>
      <style:text-properties fo:color="#000000" style:font-name="Droid Sans Mono" fo:font-size="9pt" fo:font-weight="normal" fo:background-color="#fffffe"/>
    </style:style>
    <style:style style:name="P2" style:family="paragraph" style:parent-style-name="Standard">
      <style:paragraph-properties style:line-height-at-least="0.1665in"/>
      <style:text-properties fo:color="#000000" style:font-name="Droid Sans Mono" fo:font-size="9pt" fo:font-weight="normal" officeooo:paragraph-rsid="000942fc" fo:background-color="#fffffe"/>
    </style:style>
    <style:style style:name="P3" style:family="paragraph" style:parent-style-name="Standard">
      <style:paragraph-properties style:line-height-at-least="0.1665in"/>
      <style:text-properties fo:color="#000000" fo:background-color="#fffffe"/>
    </style:style>
    <style:style style:name="P4" style:family="paragraph" style:parent-style-name="Standard">
      <style:paragraph-properties style:line-height-at-least="0.1665in"/>
      <style:text-properties fo:font-variant="normal" fo:text-transform="none" fo:color="#000000" style:font-name="Droid Sans Mono" fo:font-size="9pt" fo:letter-spacing="normal" fo:font-style="normal" fo:font-weight="normal" officeooo:paragraph-rsid="0005d5da" fo:background-color="#fffffe"/>
    </style:style>
    <style:style style:name="P5" style:family="paragraph" style:parent-style-name="Standard">
      <style:paragraph-properties style:line-height-at-least="0.1665in"/>
      <style:text-properties fo:font-variant="normal" fo:text-transform="none" fo:color="#000000" style:font-name="Droid Sans Mono" fo:font-size="9pt" fo:letter-spacing="normal" fo:font-style="normal" fo:font-weight="normal" officeooo:paragraph-rsid="000942fc" fo:background-color="#fffffe"/>
    </style:style>
    <style:style style:name="P6" style:family="paragraph" style:parent-style-name="Standard">
      <style:paragraph-properties style:line-height-at-least="0.1665in"/>
      <style:text-properties fo:font-variant="normal" fo:text-transform="none" fo:color="#000000" style:font-name="Droid Sans Mono" fo:font-size="9pt" fo:letter-spacing="normal" fo:font-style="normal" fo:font-weight="normal" officeooo:paragraph-rsid="0005d5da" fo:background-color="#fffffe" style:font-size-asian="20pt" style:font-weight-asian="bold" style:font-size-complex="20pt" style:font-weight-complex="bold"/>
    </style:style>
    <style:style style:name="P7" style:family="paragraph" style:parent-style-name="Standard">
      <style:paragraph-properties style:line-height-at-least="0.1665in"/>
      <style:text-properties fo:font-variant="normal" fo:text-transform="none" fo:color="#000000" style:font-name="Droid Sans Mono" fo:font-size="9pt" fo:letter-spacing="normal" fo:font-style="normal" fo:font-weight="normal" officeooo:paragraph-rsid="000942fc" fo:background-color="#fffffe" style:font-size-asian="20pt" style:font-weight-asian="bold" style:font-size-complex="20pt" style:font-weight-complex="bold"/>
    </style:style>
    <style:style style:name="P8" style:family="paragraph" style:parent-style-name="Standard">
      <style:paragraph-properties style:line-height-at-least="0.1665in"/>
      <style:text-properties fo:font-variant="normal" fo:text-transform="none" fo:color="#505050" style:font-name="OpenSans" fo:font-size="16pt" fo:letter-spacing="normal" fo:font-style="normal" fo:font-weight="bold" officeooo:paragraph-rsid="000942fc" style:font-size-asian="16pt" style:font-weight-asian="bold" style:font-size-complex="16pt" style:font-weight-complex="bold"/>
    </style:style>
    <style:style style:name="P9" style:family="paragraph" style:parent-style-name="Standard">
      <style:text-properties style:font-name="Droid Sans Fallback" fo:font-size="9pt" style:font-size-asian="9pt" style:font-size-complex="9pt"/>
    </style:style>
    <style:style style:name="P10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9pt" fo:letter-spacing="normal" fo:font-style="normal" fo:font-weight="normal" officeooo:paragraph-rsid="0005d5da"/>
    </style:style>
    <style:style style:name="P11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2pt" fo:letter-spacing="normal" fo:font-style="normal" fo:font-weight="bold" officeooo:paragraph-rsid="0005d5da" style:font-size-asian="10.5pt" style:font-weight-asian="bold" style:font-size-complex="12pt" style:font-weight-complex="bold"/>
    </style:style>
    <style:style style:name="P12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6pt" fo:letter-spacing="normal" fo:font-style="normal" fo:font-weight="bold" style:font-size-asian="16pt" style:font-weight-asian="bold" style:font-size-complex="16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6pt" fo:letter-spacing="normal" fo:font-style="normal" fo:font-weight="bold" officeooo:paragraph-rsid="000ace7f" style:font-size-asian="16pt" style:font-weight-asian="bold" style:font-size-complex="16pt" style:font-weight-complex="bold"/>
    </style:style>
    <style:style style:name="P14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6pt" fo:letter-spacing="normal" fo:font-style="normal" fo:font-weight="bold" officeooo:paragraph-rsid="000942fc" style:font-size-asian="16pt" style:font-weight-asian="bold" style:font-size-complex="16pt" style:font-weight-complex="bold"/>
    </style:style>
    <style:style style:name="P15" style:family="paragraph" style:parent-style-name="Standard">
      <style:paragraph-properties fo:margin-left="0in" fo:margin-right="0in" style:line-height-at-least="0.1665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6pt" fo:letter-spacing="normal" fo:font-style="normal" fo:font-weight="bold" officeooo:paragraph-rsid="000bfbc1" fo:background-color="#fffffe" style:font-size-asian="16pt" style:font-weight-asian="bold" style:font-size-complex="16pt" style:font-weight-complex="bold"/>
    </style:style>
    <style:style style:name="P16" style:family="paragraph" style:parent-style-name="Standard">
      <style:paragraph-properties fo:margin-left="0in" fo:margin-right="0in" style:line-height-at-least="0.1665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6pt" fo:letter-spacing="normal" fo:font-style="normal" fo:font-weight="bold" officeooo:rsid="0005d5da" officeooo:paragraph-rsid="000942fc" fo:background-color="#fffffe" style:font-size-asian="16pt" style:font-weight-asian="bold" style:font-size-complex="16pt" style:font-weight-complex="bold"/>
    </style:style>
    <style:style style:name="P17" style:family="paragraph" style:parent-style-name="Standard">
      <style:paragraph-properties fo:margin-left="0in" fo:margin-right="0in" style:line-height-at-least="0.1665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6pt" fo:letter-spacing="normal" fo:font-style="normal" fo:font-weight="bold" officeooo:rsid="0005d5da" officeooo:paragraph-rsid="000ace7f" fo:background-color="#fffffe" style:font-size-asian="16pt" style:font-weight-asian="bold" style:font-size-complex="16pt" style:font-weight-complex="bold"/>
    </style:style>
    <style:style style:name="P18" style:family="paragraph" style:parent-style-name="Standard">
      <style:paragraph-properties fo:margin-left="0in" fo:margin-right="0in" fo:text-align="start" style:justify-single-word="false" fo:orphans="2" fo:widows="2" fo:text-indent="0in" style:auto-text-indent="false"/>
      <style:text-properties fo:font-variant="normal" fo:text-transform="none" fo:color="#505050" style:font-name="OpenSans" fo:font-size="16pt" fo:letter-spacing="normal" fo:font-style="normal" fo:font-weight="normal" officeooo:paragraph-rsid="000942fc" style:font-size-asian="16pt" style:font-size-complex="16pt"/>
    </style:style>
    <style:style style:name="T1" style:family="text">
      <style:text-properties officeooo:rsid="0005d5da"/>
    </style:style>
    <style:style style:name="T2" style:family="text">
      <style:text-properties style:font-name="Droid Sans Mono" fo:font-size="9pt" fo:font-weight="normal"/>
    </style:style>
    <style:style style:name="T3" style:family="text">
      <style:text-properties fo:font-size="9pt" officeooo:rsid="000942fc" style:font-size-asian="9pt" style:font-size-complex="9pt"/>
    </style:style>
    <style:style style:name="T4" style:family="text">
      <style:text-properties fo:color="#a31515" style:font-name="Droid Sans Mono" fo:font-size="9pt" fo:font-weight="normal"/>
    </style:style>
    <style:style style:name="T5" style:family="text">
      <style:text-properties fo:color="#09885a" style:font-name="Droid Sans Mono" fo:font-size="9pt" fo:font-weight="normal"/>
    </style:style>
    <style:style style:name="T6" style:family="text">
      <style:text-properties fo:color="#09885a" style:font-name="Droid Sans Mono" fo:font-size="9pt" fo:font-weight="normal" officeooo:rsid="0005d5da"/>
    </style:style>
    <style:style style:name="T7" style:family="text">
      <style:text-properties fo:color="#09885a" style:font-name="Droid Sans Mono" fo:font-size="9pt" fo:font-weight="normal" officeooo:rsid="000942fc"/>
    </style:style>
    <style:style style:name="T8" style:family="text">
      <style:text-properties fo:color="#0451a5" style:font-name="Droid Sans Mono" fo:font-size="9pt" fo:font-weight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5d5da" style:font-weight-asian="bold" style:font-weight-complex="bold"/>
    </style:style>
    <style:style style:name="T11" style:family="text">
      <style:text-properties fo:font-weight="bold" officeooo:rsid="000942fc" style:font-weight-asian="bold" style:font-weight-complex="bold"/>
    </style:style>
    <style:style style:name="T12" style:family="text">
      <style:text-properties officeooo:rsid="0005d5da" fo:background-color="#fffffe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github.com/yalcinkazan/foreignexchange" text:style-name="Internet_20_link" text:visited-style-name="Visited_20_Internet_20_Link"/></text:p>
      <text:p text:style-name="Standard"/>
      <text:p text:style-name="Standard"/>
      <text:p text:style-name="P12">/rate <text:span text:style-name="T1">(Request)</text:span></text:p>
      <text:p text:style-name="Standard"/>
      <text:p text:style-name="P9">{</text:p>
      <text:p text:style-name="P9"><text:s text:c="4"/>"source": "USD",</text:p>
      <text:p text:style-name="P9"><text:s text:c="4"/>"target": "TRY"</text:p>
      <text:p text:style-name="P9">}</text:p>
      <text:p text:style-name="Standard"/>
      <text:p text:style-name="P13"><text:span text:style-name="T1">(</text:span><text:span text:style-name="T12">Returned</text:span><text:span text:style-name="T1"> Response)</text:span></text:p>
      <text:p text:style-name="P11"/>
      <text:p text:style-name="P1">{</text:p>
      <text:p text:style-name="P3">    <text:span text:style-name="T4">"exchangeRate"</text:span><text:span text:style-name="T2">: </text:span><text:span text:style-name="T5">5.8882591093</text:span></text:p>
      <text:p text:style-name="P1">}</text:p>
      <text:p text:style-name="Standard"/>
      <text:p text:style-name="Standard"/>
      <text:p text:style-name="Standard"/>
      <text:p text:style-name="Standard"/>
      <text:p text:style-name="P18"><text:span text:style-name="T9">/</text:span><text:span text:style-name="T10">conversion</text:span><text:span text:style-name="T9"> </text:span><text:span text:style-name="T10">(Request)</text:span></text:p>
      <text:p text:style-name="P4">{</text:p>
      <text:p text:style-name="P4"><text:s text:c="4"/>"sourceAmount": "5",</text:p>
      <text:p text:style-name="P4"><text:s text:c="4"/>"sourceCurrency": "<text:span text:style-name="T1">USD</text:span>",</text:p>
      <text:p text:style-name="P4"><text:s text:c="4"/>"targetCurrency": "<text:span text:style-name="T1">TRY</text:span>"</text:p>
      <text:p text:style-name="P4">}</text:p>
      <text:p text:style-name="P4"/>
      <text:p text:style-name="P15"><text:span text:style-name="T1">(Returned Response </text:span><text:span text:style-name="T3">Saved to memory H2 database</text:span><text:span text:style-name="T1">)</text:span></text:p>
      <text:p text:style-name="P6"/>
      <text:p text:style-name="P6">{</text:p>
      <text:p text:style-name="P3">    <text:span text:style-name="T4">"transactionId"</text:span><text:span text:style-name="T2">: </text:span><text:span text:style-name="T6">1</text:span><text:span text:style-name="T2">,</text:span></text:p>
      <text:p text:style-name="P3">    <text:span text:style-name="T4">"amountInTargetCurrency"</text:span><text:span text:style-name="T2">: </text:span><text:span text:style-name="T5">29.4412955465</text:span><text:span text:style-name="T2">,</text:span></text:p>
      <text:p text:style-name="P3">    <text:span text:style-name="T4">"date"</text:span><text:span text:style-name="T2">: </text:span><text:span text:style-name="T8">"2020-01-15T00:17:01.397+0000"</text:span></text:p>
      <text:p text:style-name="P1">}</text:p>
      <text:p text:style-name="P6"/>
      <text:p text:style-name="P6"/>
      <text:p text:style-name="P6"/>
      <text:p text:style-name="P6"/>
      <text:p text:style-name="P6"/>
      <text:p text:style-name="P18"><text:span text:style-name="T9">/</text:span><text:span text:style-name="T10">conversion</text:span><text:span text:style-name="T11">s</text:span><text:span text:style-name="T9"> </text:span><text:span text:style-name="T10">(Request)</text:span></text:p>
      <text:p text:style-name="P5">{</text:p>
      <text:p text:style-name="P5"><text:s text:c="4"/>"transactionId": "1"</text:p>
      <text:p text:style-name="P5">}</text:p>
      <text:p text:style-name="P5"/>
      <text:p text:style-name="P16">(Returned Response)</text:p>
      <text:p text:style-name="P7"/>
      <text:p text:style-name="P2">[</text:p>
      <text:p text:style-name="P3">    <text:span text:style-name="T2">{</text:span></text:p>
      <text:p text:style-name="P3">        <text:span text:style-name="T4">"transactionId"</text:span><text:span text:style-name="T2">: </text:span><text:span text:style-name="T7">1</text:span><text:span text:style-name="T2">,</text:span></text:p>
      <text:p text:style-name="P3">        <text:span text:style-name="T4">"amountInTargetCurrency"</text:span><text:span text:style-name="T2">: </text:span><text:span text:style-name="T5">29.4413</text:span><text:span text:style-name="T2">,</text:span></text:p>
      <text:p text:style-name="P3">        <text:span text:style-name="T4">"date"</text:span><text:span text:style-name="T2">: </text:span><text:span text:style-name="T8">"2020-01-15T00:17:01.397+0000"</text:span></text:p>
      <text:p text:style-name="P3">    <text:span text:style-name="T2">}</text:span></text:p>
      <text:p text:style-name="P1">]</text:p>
      <text:p text:style-name="P8"/>
      <text:p text:style-name="P8"><text:soft-page-break/></text:p>
      <text:p text:style-name="P14"/>
      <text:p text:style-name="P14"/>
      <text:p text:style-name="P18"><text:span text:style-name="T9">/</text:span><text:span text:style-name="T10">conversion</text:span><text:span text:style-name="T11">s</text:span><text:span text:style-name="T9"> </text:span><text:span text:style-name="T10">(</text:span><text:span text:style-name="T11">Request</text:span><text:span text:style-name="T10">)</text:span></text:p>
      <text:p text:style-name="P5">{</text:p>
      <text:p text:style-name="P5"><text:s text:c="4"/>"date": "2020-01-15",</text:p>
      <text:p text:style-name="P5"><text:s text:c="4"/>"pageNumber": "1"</text:p>
      <text:p text:style-name="P5">}</text:p>
      <text:p text:style-name="P5"/>
      <text:p text:style-name="P17">( Returned Response)</text:p>
      <text:p text:style-name="P7"/>
      <text:p text:style-name="P2">[</text:p>
      <text:p text:style-name="P3">    <text:span text:style-name="T2">{</text:span></text:p>
      <text:p text:style-name="P3">        <text:span text:style-name="T4">"transactionId"</text:span><text:span text:style-name="T2">: </text:span><text:span text:style-name="T5">1</text:span><text:span text:style-name="T2">,</text:span></text:p>
      <text:p text:style-name="P3">        <text:span text:style-name="T4">"amountInTargetCurrency"</text:span><text:span text:style-name="T2">: </text:span><text:span text:style-name="T5">5.0</text:span><text:span text:style-name="T2">,</text:span></text:p>
      <text:p text:style-name="P3">        <text:span text:style-name="T4">"date"</text:span><text:span text:style-name="T2">: </text:span><text:span text:style-name="T8">"2020-01-15T00:15:55.042+0000"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transactionId"</text:span><text:span text:style-name="T2">: </text:span><text:span text:style-name="T5">2</text:span><text:span text:style-name="T2">,</text:span></text:p>
      <text:p text:style-name="P3">        <text:span text:style-name="T4">"amountInTargetCurrency"</text:span><text:span text:style-name="T2">: </text:span><text:span text:style-name="T5">29.4413</text:span><text:span text:style-name="T2">,</text:span></text:p>
      <text:p text:style-name="P3">        <text:span text:style-name="T4">"date"</text:span><text:span text:style-name="T2">: </text:span><text:span text:style-name="T8">"2020-01-15T00:17:01.397+0000"</text:span></text:p>
      <text:p text:style-name="P3">    <text:span text:style-name="T2">},</text:span></text:p>
      <text:p text:style-name="P3">    <text:span text:style-name="T2">{</text:span></text:p>
      <text:p text:style-name="P3">        <text:span text:style-name="T4">"transactionId"</text:span><text:span text:style-name="T2">: </text:span><text:span text:style-name="T5">3</text:span><text:span text:style-name="T2">,</text:span></text:p>
      <text:p text:style-name="P3">        <text:span text:style-name="T4">"amountInTargetCurrency"</text:span><text:span text:style-name="T2">: </text:span><text:span text:style-name="T5">3.8515</text:span><text:span text:style-name="T2">,</text:span></text:p>
      <text:p text:style-name="P3">        <text:span text:style-name="T4">"date"</text:span><text:span text:style-name="T2">: </text:span><text:span text:style-name="T8">"2020-01-15T00:37:58.448+0000"</text:span></text:p>
      <text:p text:style-name="P3">    <text:span text:style-name="T2">}</text:span></text:p>
      <text:p text:style-name="P1">]</text:p>
      <text:p text:style-name="P2"/>
      <text:p text:style-name="P7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OpenSans" svg:font-family="OpenSans, Helvetica, Arial, sans-serif"/>
    <style:font-face style:name="Liberation Serif" svg:font-family="'Liberation Serif'" style:font-family-generic="roman" style:font-pitch="variable"/>
    <style:font-face style:name="Droid Sans Fallback" svg:font-family="'Droid Sans Fallback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1-15T03:14:05.943118930</meta:creation-date>
    <dc:date>2020-01-15T04:27:39.122776369</dc:date>
    <meta:editing-duration>PT23M6S</meta:editing-duration>
    <meta:editing-cycles>19</meta:editing-cycles>
    <meta:generator>LibreOffice/6.0.7.3$Linux_X86_64 LibreOffice_project/00m0$Build-3</meta:generator>
    <meta:document-statistic meta:table-count="0" meta:image-count="0" meta:object-count="0" meta:page-count="2" meta:paragraph-count="56" meta:word-count="94" meta:character-count="1027" meta:non-whitespace-character-count="813"/>
  </office:meta>
</office:document-meta>
</file>